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/>
          <table:table-cell office:value-type="string" table:style-name="Default" office:string-value="Styled"/>
          <table:table-cell office:value-type="string" table:style-name="Default" office:string-value="Plain"/>
        </table:table-row>
        <table:table-row table:style-name="Caption">
          <table:table-cell office:value-type="string" table:style-name="Caption" office:string-value="Inputs"/>
        </table:table-row>
        <table:table-row>
          <table:table-cell office:value-type="string" table:style-name="Label" office:string-value="CustomerRebate"/>
          <table:table-cell office:value="0.1" office:value-type="float" table:style-name="PercentInputValue"/>
          <table:table-cell office:value="0.1" office:value-type="float" table:style-name="Default"/>
        </table:table-row>
        <table:table-row>
          <table:table-cell office:value-type="string" table:style-name="Label" office:string-value="ArticleRebate"/>
          <table:table-cell office:value="0.05" office:value-type="float" table:style-name="PercentInputValue"/>
          <table:table-cell office:value="0.05" office:value-type="float" table:style-name="Default"/>
        </table:table-row>
        <table:table-row>
          <table:table-cell office:value-type="string" table:style-name="Label" office:string-value="OrderDate"/>
          <table:table-cell office:value-type="date" table:style-name="DateInputValue" office:date-value="2006-10-29T00:00:00.000"/>
          <table:table-cell office:value-type="date" table:style-name="Default" office:date-value="2006-10-29T00:00:00.000"/>
        </table:table-row>
        <table:table-row>
          <table:table-cell office:value-type="string" table:style-name="Label" office:string-value="IsKeyAccount"/>
          <table:table-cell office:value-type="boolean" table:style-name="InputValue" office:boolean-value="true"/>
          <table:table-cell office:value-type="boolean" table:style-name="Default" office:boolean-value="true"/>
        </table:table-row>
        <table:table-row table:style-name="Caption">
          <table:table-cell office:value-type="string" table:style-name="Caption" office:string-value="Outputs"/>
        </table:table-row>
        <table:table-row>
          <table:table-cell office:value-type="string" table:style-name="Label" office:string-value="Rebate"/>
          <table:table-cell table:style-name="PercentOutputValue" table:formula="=[.C3]+[.C4]"/>
        </table:table-row>
        <table:table-row table:style-name="Caption">
          <table:table-cell office:value-type="string" table:style-name="Caption" office:string-value="Intermediate Values"/>
        </table:table-row>
        <table:table-row>
          <table:table-cell office:value-type="string" table:style-name="Label" office:string-value="(sample only)"/>
          <table:table-cell table:style-name="IntermediateValue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style:text-properties fo:color="#ff0000"/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style:text-properties fo:color="#ff0000"/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0" number:min-integer-digits="1" number:grouping="true"/>
      <number:text> </number:text>
    </number:number-style>
    <number:number-style style:name="N130P1" style:volatile="true">
      <number:text> SFr. -</number:text>
      <number:number number:decimal-places="0" number:min-integer-digits="1" number:grouping="true"/>
      <number:text> </number:text>
    </number:number-style>
    <number:number-style style:name="N130P2" style:volatile="true">
      <number:text> SFr.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SFr. </number:text>
      <number:number number:decimal-places="2" number:min-integer-digits="1" number:grouping="true"/>
      <number:text> </number:text>
    </number:number-style>
    <number:number-style style:name="N138P1" style:volatile="true">
      <number:text> SFr. -</number:text>
      <number:number number:decimal-places="2" number:min-integer-digits="1" number:grouping="true"/>
      <number:text> </number:text>
    </number:number-style>
    <number:number-style style:name="N138P2" style:volatile="true">
      <number:text> SFr.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  <style:style style:name="InputValue" style:family="table-cell" style:parent-style-name="Default">
      <style:table-cell-properties fo:background-color="#ccffcc"/>
    </style:style>
    <style:style style:name="DateInputValue" style:family="table-cell" style:parent-style-name="Default" style:data-style-name="N5116">
      <style:table-cell-properties fo:background-color="#ccffcc"/>
    </style:style>
    <style:style style:name="PercentInputValue" style:family="table-cell" style:parent-style-name="Excel_5f_BuiltIn_5f_Percen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OutputValue" style:family="table-cell" style:parent-style-name="Default">
      <style:table-cell-properties fo:background-color="#ffcc99"/>
    </style:style>
    <style:style style:name="PercentOutputValue" style:family="table-cell" style:parent-style-name="Excel_5f_BuiltIn_5f_Percen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IntermediateValue" style:family="table-cell" style:parent-style-name="Default">
      <style:table-cell-properties fo:background-color="#ffff99"/>
    </style:style>
    <style:style style:name="Caption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Label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.139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8">03/08/2008</text:date>, <text:time>09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8T09:22:52.000</meta:creation-date>
  </office:meta>
</office:document-meta>
</file>